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pitch="variable"/>
    <style:font-face style:name="Lato Black" svg:font-family="'Lato Black'" style:font-pitch="variable"/>
    <style:font-face style:name="Lato Black1" svg:font-family="'Lato Black'" style:font-adornments="黒" style:font-pitch="variable"/>
    <style:font-face style:name="Liberation Sans1" svg:font-family="'Liberation Sans'" style:font-pitch="variable"/>
    <style:font-face style:name="M+ 2c heavy" svg:font-family="'M+ 2c heavy'" style:font-pitch="variable"/>
    <style:font-face style:name="M+ 2c heavy1" svg:font-family="'M+ 2c heavy'" style:font-adornments="heav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ellipseWipe" smil:subtype="circle">
        <presentation:sound xlink:href="../130-glockenspiel.wav" xlink:type="simple" xlink:show="new" xlink:actuate="onRequest"/>
      </style:drawing-page-properties>
    </style:style>
    <style:style style:name="dp4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abc9c" draw:textarea-horizontal-align="justify" draw:textarea-vertical-align="middle" draw:auto-grow-height="false" fo:min-height="25.914cm" fo:min-width="25.664cm"/>
    </style:style>
    <style:style style:name="gr4" style:family="graphic" style:parent-style-name="standard">
      <style:graphic-properties draw:stroke="none" draw:fill-color="#9b59b6" draw:textarea-horizontal-align="justify" draw:textarea-vertical-align="middle" draw:auto-grow-height="false" fo:min-height="19.55cm" fo:min-width="19.3cm"/>
    </style:style>
    <style:style style:name="gr5" style:family="graphic" style:parent-style-name="standard">
      <style:graphic-properties draw:stroke="none" draw:fill-color="#f1c40f" draw:textarea-horizontal-align="justify" draw:textarea-vertical-align="middle" draw:auto-grow-height="false" fo:min-height="14.608cm" fo:min-width="14.358cm"/>
    </style:style>
    <style:style style:name="gr6" style:family="graphic" style:parent-style-name="standard">
      <style:graphic-properties draw:stroke="none" draw:fill-color="#3498db" draw:textarea-horizontal-align="justify" draw:textarea-vertical-align="middle" draw:auto-grow-height="false" fo:min-height="9.65cm" fo:min-width="9.4cm"/>
    </style:style>
    <style:style style:name="gr7" style:family="graphic" style:parent-style-name="standard">
      <style:graphic-properties draw:stroke="none" draw:fill-color="#34495e" draw:textarea-horizontal-align="justify" draw:textarea-vertical-align="middle" draw:auto-grow-height="false" fo:min-height="4.7cm" fo:min-width="4.45cm"/>
    </style:style>
    <style:style style:name="gr8" style:family="graphic" style:parent-style-name="standard">
      <style:graphic-properties draw:stroke="none" draw:fill="solid" draw:fill-color="#1abc9c" draw:textarea-horizontal-align="justify" draw:textarea-vertical-align="middle" draw:auto-grow-height="false" fo:min-height="20.75cm" fo:min-width="27.5cm"/>
    </style:style>
    <style:style style:name="gr9" style:family="graphic" style:parent-style-name="standard">
      <style:graphic-properties draw:stroke="none" draw:fill="solid" draw:fill-color="#9b59b6" draw:textarea-horizontal-align="justify" draw:textarea-vertical-align="middle" draw:auto-grow-height="false" fo:min-height="20.75cm" fo:min-width="20.4cm"/>
    </style:style>
    <style:style style:name="gr10" style:family="graphic" style:parent-style-name="standard">
      <style:graphic-properties draw:stroke="none" draw:fill="solid" draw:fill-color="#f1c40f" draw:textarea-horizontal-align="justify" draw:textarea-vertical-align="middle" draw:auto-grow-height="false" fo:min-height="20.75cm" fo:min-width="13.5cm"/>
    </style:style>
    <style:style style:name="gr11" style:family="graphic" style:parent-style-name="standard">
      <style:graphic-properties draw:stroke="none" draw:fill="solid" draw:fill-color="#3498db" draw:textarea-horizontal-align="justify" draw:textarea-vertical-align="middle" draw:auto-grow-height="false" fo:min-height="20.75cm" fo:min-width="6.5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Lato Black1" fo:font-size="54pt" fo:font-weight="normal" style:font-name-asian="M+ 2c heavy1" style:font-size-asian="54pt" style:font-weight-asian="normal" style:font-size-complex="54pt" style:font-weight-complex="normal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1abc9c"/>
      <style:paragraph-properties fo:text-align="center"/>
    </style:style>
    <style:style style:name="P4" style:family="paragraph">
      <loext:graphic-properties draw:fill-color="#9b59b6"/>
      <style:paragraph-properties fo:text-align="center"/>
    </style:style>
    <style:style style:name="P5" style:family="paragraph">
      <loext:graphic-properties draw:fill-color="#f1c40f"/>
      <style:paragraph-properties fo:text-align="center"/>
    </style:style>
    <style:style style:name="P6" style:family="paragraph">
      <loext:graphic-properties draw:fill-color="#3498db"/>
      <style:paragraph-properties fo:text-align="center"/>
    </style:style>
    <style:style style:name="P7" style:family="paragraph">
      <loext:graphic-properties draw:fill-color="#34495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1abc9c"/>
      <style:paragraph-properties fo:text-align="center"/>
    </style:style>
    <style:style style:name="P10" style:family="paragraph">
      <loext:graphic-properties draw:fill="solid" draw:fill-color="#9b59b6"/>
      <style:paragraph-properties fo:text-align="center"/>
    </style:style>
    <style:style style:name="P11" style:family="paragraph">
      <loext:graphic-properties draw:fill="solid" draw:fill-color="#f1c40f"/>
      <style:paragraph-properties fo:text-align="center"/>
    </style:style>
    <style:style style:name="P12" style:family="paragraph">
      <loext:graphic-properties draw:fill="solid" draw:fill-color="#3498db"/>
      <style:paragraph-properties fo:text-align="center"/>
    </style:style>
    <style:style style:name="T1" style:family="text">
      <style:text-properties style:font-name="Lato Black1" fo:font-size="54pt" fo:font-weight="normal" style:font-name-asian="M+ 2c heavy1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 xml:id="id1" draw:id="id1">
        <office:forms form:automatic-focus="false" form:apply-design-mode="false"/>
        <draw:frame draw:style-name="gr1" draw:text-style-name="P1" draw:layer="layout" svg:width="18cm" svg:height="5.333cm" svg:x="1cm" svg:y="9.669cm">
          <draw:text-box>
            <text:p xml:id="id2" text:id="id2"><text:span text:style-name="T1">LibreOffice Impress</text:span></text:p>
            <text:p xml:id="id3" text:id="id3"><text:span text:style-name="T1">Animation Tes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.5s" smil:fill="hold" presentation:text-only="true" presentation:node-type="after-previous" presentation:preset-class="entrance" presentation:preset-id="ooo-entrance-unfol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-.1;x" smil:keyTimes="0;1"/>
                  <anim:animate smil:dur="1s" smil:fill="hold" smil:targetElement="id2" anim:sub-item="text" smil:attributeName="y" smil:values="y;y" smil:keyTimes="0;1"/>
                </anim:par>
              </anim:par>
              <anim:par smil:begin="1.5s">
                <anim:par smil:begin="0.5s" smil:fill="hold" presentation:text-only="true" presentation:node-type="after-previous" presentation:preset-class="entrance" presentation:preset-id="ooo-entrance-unfol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-.1;x" smil:keyTimes="0;1"/>
                  <anim:animate smil:dur="1s" smil:fill="hold" smil:targetElement="id3" anim:sub-item="text" smil:attributeName="y" smil:values="y;y" smil:keyTimes="0;1"/>
                </anim:par>
              </anim:par>
              <anim:par smil:begin="3s">
                <anim:par smil:begin="1s" smil:fill="hold" smil:decelerate="1" presentation:node-type="after-previous" presentation:preset-class="exit" presentation:preset-id="ooo-exit-glide" presentation:group-id="1">
                  <anim:animate smil:dur="0.5s" smil:targetElement="id2" anim:sub-item="text" smil:attributeName="width" smil:values="width;width*0.05" smil:keyTimes="0;1"/>
                  <anim:animate smil:dur="0.5s" smil:targetElement="id2" anim:sub-item="text" smil:attributeName="height" smil:values="height;height" smil:keyTimes="0;1"/>
                  <anim:animate smil:dur="0.5s" smil:targetElement="id2" anim:sub-item="text" smil:attributeName="x" smil:values="x;x-.2" smil:keyTimes="0;1"/>
                  <anim:animate smil:dur="0.5s" smil:targetElement="id2" anim:sub-item="text" smil:attributeName="y" smil:values="y;y" smil:keyTimes="0;1"/>
                  <anim:transitionFilter smil:dur="0.5s" smil:targetElement="id2" anim:sub-item="text" smil:type="fade" smil:subtype="crossfade" smil:mode="out"/>
                  <anim:set smil:begin="0.499s" smil:dur="0.001s" smil:fill="hold" smil:targetElement="id2" anim:sub-item="text" smil:attributeName="visibility" smil:to="hidden"/>
                </anim:par>
              </anim:par>
              <anim:par smil:begin="4.5s">
                <anim:par smil:begin="0s" smil:fill="hold" smil:decelerate="1" presentation:node-type="after-previous" presentation:preset-class="exit" presentation:preset-id="ooo-exit-glide" presentation:group-id="1">
                  <anim:animate smil:dur="0.5s" smil:targetElement="id3" anim:sub-item="text" smil:attributeName="width" smil:values="width;width*0.05" smil:keyTimes="0;1"/>
                  <anim:animate smil:dur="0.5s" smil:targetElement="id3" anim:sub-item="text" smil:attributeName="height" smil:values="height;height" smil:keyTimes="0;1"/>
                  <anim:animate smil:dur="0.5s" smil:targetElement="id3" anim:sub-item="text" smil:attributeName="x" smil:values="x;x-.2" smil:keyTimes="0;1"/>
                  <anim:animate smil:dur="0.5s" smil:targetElement="id3" anim:sub-item="text" smil:attributeName="y" smil:values="y;y" smil:keyTimes="0;1"/>
                  <anim:transitionFilter smil:dur="0.5s" smil:targetElement="id3" anim:sub-item="text" smil:type="fade" smil:subtype="crossfade" smil:mode="out"/>
                  <anim:set smil:begin="0.499s" smil:dur="0.001s" smil:fill="hold" smil:targetElement="id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xml:id="id4" draw:id="id4">
        <office:forms form:automatic-focus="false" form:apply-design-mode="false"/>
        <draw:custom-shape draw:style-name="gr3" draw:text-style-name="P3" xml:id="id9" draw:id="id9" draw:layer="layout" svg:width="37cm" svg:height="37cm" svg:x="-4.5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28cm" svg:height="28cm" svg:x="0cm" svg:y="-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21.01cm" svg:height="21.01cm" svg:x="3.495cm" svg:y="-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14cm" svg:height="14cm" svg:x="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5" draw:id="id5" draw:layer="layout" svg:width="7cm" svg:height="7cm" svg:x="1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1s" smil:type="ellipseWipe" smil:subtype="circle"/>
            <anim:audio xlink:href="../130-glockenspiel.wav" smil:repeatCount="indefinite"/>
          </anim:par>
          <anim:seq presentation:node-type="main-sequence">
            <anim:par smil:begin="0s">
              <anim:par smil:begin="0s">
                <anim:par smil:begin="0.5s" smil:fill="hold" presentation:preset-property="Zoom" presentation:node-type="after-previous" presentation:preset-class="exit" presentation:preset-id="ooo-exit-zoom" presentation:preset-sub-type="out">
                  <anim:animate smil:dur="0.5s" smil:targetElement="id5" smil:attributeName="width" smil:values="width;0" smil:keyTimes="0;1"/>
                  <anim:animate smil:dur="0.5s" smil:targetElement="id5" smil:attributeName="height" smil:values="height;0" smil:keyTimes="0;1"/>
                  <anim:set smil:begin="0.499s" smil:dur="0.001s" smil:fill="hold" smil:targetElement="id5" smil:attributeName="visibility" smil:to="hidden"/>
                </anim:par>
              </anim:par>
              <anim:par smil:begin="1s">
                <anim:par smil:begin="0s" smil:fill="hold" presentation:preset-property="Zoom" presentation:node-type="after-previous" presentation:preset-class="exit" presentation:preset-id="ooo-exit-zoom" presentation:preset-sub-type="out">
                  <anim:animate smil:dur="0.5s" smil:targetElement="id6" smil:attributeName="width" smil:values="width;0" smil:keyTimes="0;1"/>
                  <anim:animate smil:dur="0.5s" smil:targetElement="id6" smil:attributeName="height" smil:values="height;0" smil:keyTimes="0;1"/>
                  <anim:set smil:begin="0.499s" smil:dur="0.001s" smil:fill="hold" smil:targetElement="id6" smil:attributeName="visibility" smil:to="hidden"/>
                </anim:par>
              </anim:par>
              <anim:par smil:begin="1.5s">
                <anim:par smil:begin="0s" smil:fill="hold" presentation:preset-property="Zoom" presentation:node-type="after-previous" presentation:preset-class="exit" presentation:preset-id="ooo-exit-zoom" presentation:preset-sub-type="out">
                  <anim:animate smil:dur="0.5s" smil:targetElement="id7" smil:attributeName="width" smil:values="width;0" smil:keyTimes="0;1"/>
                  <anim:animate smil:dur="0.5s" smil:targetElement="id7" smil:attributeName="height" smil:values="height;0" smil:keyTimes="0;1"/>
                  <anim:set smil:begin="0.499s" smil:dur="0.001s" smil:fill="hold" smil:targetElement="id7" smil:attributeName="visibility" smil:to="hidden"/>
                </anim:par>
              </anim:par>
              <anim:par smil:begin="2s">
                <anim:par smil:begin="0s" smil:fill="hold" presentation:preset-property="Zoom" presentation:node-type="after-previous" presentation:preset-class="exit" presentation:preset-id="ooo-exit-zoom" presentation:preset-sub-type="out">
                  <anim:animate smil:dur="0.5s" smil:targetElement="id8" smil:attributeName="width" smil:values="width;0" smil:keyTimes="0;1"/>
                  <anim:animate smil:dur="0.5s" smil:targetElement="id8" smil:attributeName="height" smil:values="height;0" smil:keyTimes="0;1"/>
                  <anim:set smil:begin="0.499s" smil:dur="0.001s" smil:fill="hold" smil:targetElement="id8" smil:attributeName="visibility" smil:to="hidden"/>
                </anim:par>
              </anim:par>
              <anim:par smil:begin="2.5s">
                <anim:par smil:begin="0s" smil:fill="hold" presentation:preset-property="Zoom" presentation:node-type="after-previous" presentation:preset-class="exit" presentation:preset-id="ooo-exit-zoom" presentation:preset-sub-type="out">
                  <anim:animate smil:dur="0.5s" smil:targetElement="id9" smil:attributeName="width" smil:values="width;0" smil:keyTimes="0;1"/>
                  <anim:animate smil:dur="0.5s" smil:targetElement="id9" smil:attributeName="height" smil:values="height;0" smil:keyTimes="0;1"/>
                  <anim:set smil:begin="0.4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0">
        <office:forms form:automatic-focus="false" form:apply-design-mode="false"/>
        <draw:custom-shape draw:style-name="gr8" draw:text-style-name="P9" xml:id="id10" draw:id="id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20.9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12" draw:id="id12" draw:layer="layout" svg:width="1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13" draw:id="id13" draw:layer="layout" svg:width="7cm" svg:height="2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.5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  <anim:par smil:begin="2.5s">
                <anim:par smil:begin="1s" smil:fill="hold" presentation:preset-property="Direction;Accelerate;Decelerate" presentation:node-type="after-previous" presentation:preset-class="exit" presentation:preset-id="ooo-exit-fly-out" presentation:preset-sub-type="from-top">
                  <anim:animate smil:dur="0.5s" smil:targetElement="id10" smil:attributeName="x" smil:values="x;x" smil:keyTimes="0;1"/>
                  <anim:animate smil:dur="0.5s" smil:targetElement="id10" smil:attributeName="y" smil:values="y;0-height/2" smil:keyTimes="0;1"/>
                  <anim:set smil:begin="0.499s" smil:dur="0.001s" smil:fill="hold" smil:targetElement="id10" smil:attributeName="visibility" smil:to="hidden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xit" presentation:preset-id="ooo-exit-fly-out" presentation:preset-sub-type="from-top">
                  <anim:animate smil:dur="0.5s" smil:targetElement="id11" smil:attributeName="x" smil:values="x;x" smil:keyTimes="0;1"/>
                  <anim:animate smil:dur="0.5s" smil:targetElement="id11" smil:attributeName="y" smil:values="y;0-height/2" smil:keyTimes="0;1"/>
                  <anim:set smil:begin="0.499s" smil:dur="0.001s" smil:fill="hold" smil:targetElement="id11" smil:attributeName="visibility" smil:to="hidden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xit" presentation:preset-id="ooo-exit-fly-out" presentation:preset-sub-type="from-top">
                  <anim:animate smil:dur="0.5s" smil:targetElement="id12" smil:attributeName="x" smil:values="x;x" smil:keyTimes="0;1"/>
                  <anim:animate smil:dur="0.5s" smil:targetElement="id12" smil:attributeName="y" smil:values="y;0-height/2" smil:keyTimes="0;1"/>
                  <anim:set smil:begin="0.499s" smil:dur="0.001s" smil:fill="hold" smil:targetElement="id12" smil:attributeName="visibility" smil:to="hidden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xit" presentation:preset-id="ooo-exit-fly-out" presentation:preset-sub-type="from-top">
                  <anim:animate smil:dur="0.5s" smil:targetElement="id13" smil:attributeName="x" smil:values="x;x" smil:keyTimes="0;1"/>
                  <anim:animate smil:dur="0.5s" smil:targetElement="id13" smil:attributeName="y" smil:values="y;0-height/2" smil:keyTimes="0;1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pitch="variable"/>
    <style:font-face style:name="Lato Black" svg:font-family="'Lato Black'" style:font-pitch="variable"/>
    <style:font-face style:name="Lato Black1" svg:font-family="'Lato Black'" style:font-adornments="黒" style:font-pitch="variable"/>
    <style:font-face style:name="Liberation Sans1" svg:font-family="'Liberation Sans'" style:font-pitch="variable"/>
    <style:font-face style:name="M+ 2c heavy" svg:font-family="'M+ 2c heavy'" style:font-pitch="variable"/>
    <style:font-face style:name="M+ 2c heavy1" svg:font-family="'M+ 2c heavy'" style:font-adornments="heav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5-11-15T13:14:17.331456043</meta:creation-date>
    <dc:date>2015-11-18T11:45:22.735241599</dc:date>
    <dc:creator>NOGATA Jun</dc:creator>
    <meta:editing-duration>PT1H54M50S</meta:editing-duration>
    <meta:editing-cycles>24</meta:editing-cycles>
    <meta:generator>LibreOffice/5.0.3.2$Linux_X86_64 LibreOffice_project/00m0$Build-2</meta:generator>
    <meta:document-statistic meta:object-count="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